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vertical-align="middl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3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3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5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5cm" fo:min-width="0cm"/>
    </style:style>
    <style:style style:name="gr8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21cm" fo:min-width="0cm"/>
    </style:style>
    <style:style style:name="gr10" style:family="graphic" style:parent-style-name="standard">
      <style:graphic-properties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7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94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75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93cm" fo:min-width="0cm"/>
    </style:style>
    <style:style style:name="gr15" style:family="graphic">
      <style:graphic-properties style:protect="siz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5cm" fo:min-width="0cm"/>
    </style:style>
    <style:style style:name="gr17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pr1" style:family="presentation" style:parent-style-name="標準-notes">
      <style:graphic-properties draw:fill-color="#ffffff" draw:auto-grow-height="true" fo:min-height="13.364cm"/>
    </style:style>
    <style:style style:name="P1" style:family="paragraph">
      <style:paragraph-properties fo:text-align="start"/>
      <style:text-properties fo:font-size="12pt" style:font-size-asian="12pt" style:font-size-complex="12pt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center"/>
    </style:style>
    <style:style style:name="P4" style:family="paragraph">
      <style:text-properties fo:font-size="12pt" style:font-size-asian="12pt" style:font-size-complex="12pt"/>
    </style:style>
    <style:style style:name="P5" style:family="paragraph">
      <style:text-properties fo:font-size="18pt"/>
    </style:style>
    <style:style style:name="P6" style:family="paragraph">
      <style:paragraph-properties fo:text-align="center"/>
      <style:text-properties fo:color="#ff3333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7" style:family="paragraph">
      <style:text-properties style:font-size-asian="20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color="#6666ff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3" style:family="text">
      <style:text-properties fo:color="#ff3333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4" style:family="text">
      <style:text-properties fo:color="#cc3300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0">
        <office:forms form:automatic-focus="false" form:apply-design-mode="false"/>
        <draw:rect draw:style-name="gr1" draw:text-style-name="P1" xml:id="id2" draw:id="id2" draw:layer="layout" svg:width="10.4cm" svg:height="3.2cm" svg:x="2cm" svg:y="5.6cm">
          <text:p text:style-name="P1"><text:span text:style-name="T1">&lt;html&gt;</text:span></text:p>
          <text:p text:style-name="P1"><text:span text:style-name="T1">&lt;form action=”</text:span><text:span text:style-name="T2">${context}/submit.servlet</text:span><text:span text:style-name="T1">”&gt;</text:span></text:p>
          <text:p text:style-name="P1"><text:span text:style-name="T1">&lt;input type=”hidden” name=”_ct” value=”</text:span><text:span text:style-name="T3">xxxx1</text:span><text:span text:style-name="T1">”&gt;</text:span></text:p>
          <text:p text:style-name="P1"><text:span text:style-name="T1">&lt;input type=”msg” name=”msg”&gt;</text:span></text:p>
          <text:p text:style-name="P1"><text:span text:style-name="T1">&lt;/form&gt;</text:span></text:p>
          <text:p text:style-name="P1"><text:span text:style-name="T1">&lt;/html&gt;</text:span></text:p>
        </draw:rect>
        <draw:rect draw:style-name="gr1" draw:text-style-name="P2" xml:id="id1" draw:id="id1" draw:layer="layout" svg:width="3.4cm" svg:height="1.2cm" svg:x="19cm" svg:y="3.6cm">
          <text:p text:style-name="P2"><text:span text:style-name="T1">index.jsp</text:span></text:p>
        </draw:rect>
        <draw:line draw:style-name="gr2" draw:text-style-name="P3" draw:layer="layout" svg:x1="2.2cm" svg:y1="4.2cm" svg:x2="19cm" svg:y2="4.2cm">
          <text:p/>
        </draw:line>
        <draw:line draw:style-name="gr3" draw:text-style-name="P3" draw:layer="layout" svg:x1="18.2cm" svg:y1="0cm" svg:x2="18.2cm" svg:y2="21cm">
          <text:p/>
        </draw:line>
        <draw:frame draw:style-name="gr4" draw:layer="layout" svg:width="2.119cm" svg:height="1.363cm" svg:x="0.281cm" svg:y="0.237cm">
          <draw:text-box>
            <text:p>Client</text:p>
          </draw:text-box>
        </draw:frame>
        <draw:frame draw:style-name="gr5" draw:layer="layout" svg:width="3.919cm" svg:height="0.963cm" svg:x="18.481cm" svg:y="0.237cm">
          <draw:text-box>
            <text:p>Server</text:p>
          </draw:text-box>
        </draw:frame>
        <draw:connector draw:style-name="gr2" draw:text-style-name="P3" draw:layer="layout" svg:x1="20.7cm" svg:y1="4.8cm" svg:x2="12.4cm" svg:y2="7.2cm" draw:start-shape="id1" draw:start-glue-point="2" draw:end-shape="id2" svg:d="M20700 4800v2400h-8300">
          <text:p/>
        </draw:connector>
        <draw:frame draw:style-name="gr6" draw:text-style-name="P4" draw:layer="layout" svg:width="7.119cm" svg:height="1.675cm" svg:x="2.081cm" svg:y="3.4cm">
          <draw:text-box>
            <text:p text:style-name="P4"><text:span text:style-name="T1">Request /${context}/index.jsp</text:span></text:p>
          </draw:text-box>
        </draw:frame>
        <draw:frame draw:style-name="gr7" draw:text-style-name="P4" draw:layer="layout" svg:width="4.719cm" svg:height="1.4cm" svg:x="18.2cm" svg:y="6.4cm">
          <draw:text-box>
            <text:p text:style-name="P4"><text:span text:style-name="T1">Response</text:span></text:p>
          </draw:text-box>
        </draw:frame>
        <draw:custom-shape draw:style-name="gr8" draw:text-style-name="P2" xml:id="id3" draw:id="id3" draw:layer="layout" svg:width="4.4cm" svg:height="2.6cm" svg:x="22.2cm" svg:y="8cm">
          <text:p text:style-name="P2"><text:span text:style-name="T1">&lt;HTTP Session&gt;</text:span></text:p>
          <text:p text:style-name="P2"><text:span text:style-name="T1">token=</text:span><text:span text:style-name="T3">xxxx1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2" draw:text-style-name="P3" draw:layer="layout" svg:x1="22.4cm" svg:y1="4.2cm" svg:x2="24.4cm" svg:y2="8cm" draw:start-shape="id1" draw:start-glue-point="1" draw:end-shape="id3" draw:end-glue-point="5" svg:d="M22400 4200h2000v3800">
          <text:p/>
        </draw:connector>
        <draw:frame draw:style-name="gr9" draw:text-style-name="P4" draw:layer="layout" svg:width="4.719cm" svg:height="1.571cm" svg:x="22.681cm" svg:y="3cm">
          <draw:text-box>
            <text:p text:style-name="P4"><text:span text:style-name="T1">トークン発行＆</text:span></text:p>
            <text:p text:style-name="P4"><text:span text:style-name="T1">HTTP</text:span><text:span text:style-name="T1">セッションへ格納</text:span></text:p>
          </draw:text-box>
        </draw:frame>
        <draw:connector draw:style-name="gr2" draw:text-style-name="P3" draw:layer="layout" svg:x1="7.2cm" svg:y1="8.8cm" svg:x2="19.4cm" svg:y2="18.6cm" draw:start-shape="id2" draw:start-glue-point="2" draw:end-shape="id4" draw:end-glue-point="3" svg:d="M7200 8800v9800h12200">
          <text:p/>
        </draw:connector>
        <draw:rect draw:style-name="gr1" draw:text-style-name="P1" xml:id="id4" draw:id="id4" draw:layer="layout" svg:width="3.4cm" svg:height="1.2cm" svg:x="19.4cm" svg:y="18cm">
          <text:p text:style-name="P1"><text:span text:style-name="T1">/submit.servlet</text:span></text:p>
          <text:p text:style-name="P1"><text:span text:style-name="T1">#doPost</text:span></text:p>
        </draw:rect>
        <draw:custom-shape draw:style-name="gr8" draw:text-style-name="P2" xml:id="id5" draw:id="id5" draw:layer="layout" svg:width="4.4cm" svg:height="2.6cm" svg:x="22.2cm" svg:y="11cm">
          <text:p text:style-name="P2"><text:span text:style-name="T1">&lt;DB&gt;</text:span></text:p>
          <text:p text:style-name="P2"><text:span text:style-name="T1">投稿内容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2" draw:text-style-name="P3" draw:layer="layout" svg:x1="22.2cm" svg:y1="12.3cm" svg:x2="21.64cm" svg:y2="4.8cm" draw:start-shape="id5" draw:start-glue-point="6" draw:end-shape="id6" draw:end-glue-point="2" svg:d="M22200 12300h-560v-7500">
          <text:p/>
        </draw:connector>
        <draw:rect draw:style-name="gr10" draw:text-style-name="P3" xml:id="id6" draw:id="id6" draw:layer="layout" svg:width="0.719cm" svg:height="0.4cm" svg:x="21.281cm" svg:y="4.4cm">
          <text:p/>
        </draw:rect>
        <draw:frame draw:style-name="gr11" draw:text-style-name="P4" draw:layer="layout" svg:width="1.519cm" svg:height="1.52cm" svg:x="21.881cm" svg:y="5.2cm">
          <draw:text-box>
            <text:p text:style-name="P4"><text:span text:style-name="T1">投稿</text:span></text:p>
            <text:p text:style-name="P4"><text:span text:style-name="T1">内容</text:span></text:p>
            <text:p text:style-name="P4"><text:span text:style-name="T1">参照</text:span></text:p>
          </draw:text-box>
        </draw:frame>
        <draw:connector draw:style-name="gr2" draw:text-style-name="P3" draw:layer="layout" draw:line-skew="0cm 8.901cm -0.699cm" svg:x1="21.1cm" svg:y1="19.2cm" svg:x2="20.7cm" svg:y2="3.6cm" draw:start-shape="id4" draw:start-glue-point="2" draw:end-shape="id1" draw:end-glue-point="0" svg:d="M21100 19200v501h6300v-17301h-6700v1200">
          <text:p/>
        </draw:connector>
        <draw:frame draw:style-name="gr12" draw:text-style-name="P4" draw:layer="layout" svg:width="3.4cm" svg:height="0.744cm" svg:x="24cm" svg:y="18.9cm">
          <draw:text-box>
            <text:p text:style-name="P4"><text:span text:style-name="T1">内部フォワード</text:span></text:p>
          </draw:text-box>
        </draw:frame>
        <draw:connector draw:style-name="gr2" draw:text-style-name="P3" draw:layer="layout" svg:x1="22.8cm" svg:y1="18.6cm" svg:x2="24.4cm" svg:y2="13.6cm" draw:start-shape="id4" draw:start-glue-point="1" draw:end-shape="id5" draw:end-glue-point="7" svg:d="M22800 18600h1600v-5000">
          <text:p/>
        </draw:connector>
        <draw:frame draw:style-name="gr11" draw:text-style-name="P4" draw:layer="layout" svg:width="1.519cm" svg:height="1.52cm" svg:x="22.8cm" svg:y="17.88cm">
          <draw:text-box>
            <text:p text:style-name="P4"><text:span text:style-name="T1">投稿</text:span></text:p>
          </draw:text-box>
        </draw:frame>
        <draw:frame draw:style-name="gr13" draw:text-style-name="P4" draw:layer="layout" svg:width="7.4cm" svg:height="4cm" svg:x="7.6cm" svg:y="11.3cm">
          <draw:text-box>
            <text:p text:style-name="P4"><text:span text:style-name="T1">Request /${context}/submit.servlet</text:span></text:p>
            <text:p text:style-name="P4"><text:span text:style-name="T1">投稿</text:span></text:p>
            <text:p text:style-name="P4"><text:span text:style-name="T1">----------------------------------------</text:span></text:p>
            <text:p text:style-name="P4"><text:span text:style-name="T1">HTTP</text:span><text:span text:style-name="T1">メソッド</text:span><text:span text:style-name="T1"><text:tab/></text:span><text:span text:style-name="T1"><text:tab/></text:span><text:span text:style-name="T1">: POST</text:span></text:p>
            <text:p text:style-name="P4"><text:span text:style-name="T1">投稿内容</text:span><text:span text:style-name="T1"><text:tab/></text:span><text:span text:style-name="T1"><text:tab/></text:span><text:span text:style-name="T1">: msg</text:span></text:p>
            <text:p text:style-name="P4"><text:span text:style-name="T1">チェックトークン</text:span><text:span text:style-name="T1"><text:tab/></text:span><text:span text:style-name="T1">: </text:span><text:span text:style-name="T3">xxxx1</text:span></text:p>
          </draw:text-box>
        </draw:frame>
        <draw:connector draw:style-name="gr2" draw:text-style-name="P3" draw:layer="layout" draw:type="curve" svg:x1="21.1cm" svg:y1="18cm" svg:x2="22.2cm" svg:y2="9.3cm" draw:start-shape="id4" draw:end-shape="id3" draw:end-glue-point="6" svg:d="M21100 18000c0-5800 366-8700 1100-8700">
          <text:p/>
        </draw:connector>
        <draw:frame draw:style-name="gr14" draw:text-style-name="P4" draw:layer="layout" svg:width="4.4cm" svg:height="4.955cm" svg:x="17cm" svg:y="11.7cm">
          <draw:text-box>
            <text:p text:style-name="P4"><text:span text:style-name="T1">トークンチェック</text:span></text:p>
            <text:p text:style-name="P4"><text:span text:style-name="T1">-------------------------</text:span></text:p>
            <text:p text:style-name="P4"><text:span text:style-name="T1">リクエストされたチェックトークンとセッション内のトークンを比較。</text:span></text:p>
            <text:p text:style-name="P4"><text:span text:style-name="T1">同じものであれば正常なリクエストとして、投稿処理を実施。</text:span></text:p>
            <text:p text:style-name="P4"><text:span text:style-name="T1">トークンは再利用不可のため、セッションから削除しておく</text:span></text:p>
          </draw:text-box>
        </draw:frame>
        <presentation:notes draw:style-name="dp2">
          <draw:page-thumbnail draw:style-name="gr15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標準" presentation:presentation-page-layout-name="AL1T0">
        <office:forms form:automatic-focus="false" form:apply-design-mode="false"/>
        <draw:rect draw:style-name="gr1" draw:text-style-name="P1" xml:id="id8" draw:id="id8" draw:layer="layout" svg:width="11.8cm" svg:height="5cm" svg:x="2cm" svg:y="6cm">
          <text:p text:style-name="P1"><text:span text:style-name="T1">&lt;html&gt;</text:span></text:p>
          <text:p text:style-name="P1"><text:span text:style-name="T1">&lt;form action=”</text:span><text:span text:style-name="T2">${context}/submit.servlet</text:span><text:span text:style-name="T1">”&gt;</text:span></text:p>
          <text:p text:style-name="P1"><text:span text:style-name="T1">&lt;input type=”hidden” name=”_ct”&gt;</text:span></text:p>
          <text:p text:style-name="P1"><text:span text:style-name="T1">&lt;input type=”msg” name=”msg”&gt;</text:span></text:p>
          <text:p text:style-name="P1"><text:span text:style-name="T1">&lt;/form&gt;</text:span></text:p>
          <text:p text:style-name="P1"><text:span text:style-name="T1">&lt;/html&gt;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</draw:rect>
        <draw:rect draw:style-name="gr1" draw:text-style-name="P2" xml:id="id9" draw:id="id9" draw:layer="layout" svg:width="3.4cm" svg:height="1.2cm" svg:x="19cm" svg:y="9cm">
          <text:p text:style-name="P2"><text:span text:style-name="T1">/ajax.servlet</text:span></text:p>
          <text:p text:style-name="P2"><text:span text:style-name="T1">#doGet</text:span></text:p>
        </draw:rect>
        <draw:line draw:style-name="gr2" draw:text-style-name="P3" draw:layer="layout" svg:x1="2.2cm" svg:y1="1.9cm" svg:x2="19cm" svg:y2="1.9cm">
          <text:p/>
        </draw:line>
        <draw:line draw:style-name="gr3" draw:text-style-name="P3" draw:layer="layout" svg:x1="18.2cm" svg:y1="0cm" svg:x2="18.2cm" svg:y2="21cm">
          <text:p/>
        </draw:line>
        <draw:frame draw:style-name="gr4" draw:text-style-name="P5" draw:layer="layout" svg:width="2.119cm" svg:height="1.363cm" svg:x="0.281cm" svg:y="0.237cm">
          <draw:text-box>
            <text:p text:style-name="P5">Client</text:p>
          </draw:text-box>
        </draw:frame>
        <draw:frame draw:style-name="gr5" draw:text-style-name="P5" draw:layer="layout" svg:width="3.919cm" svg:height="0.963cm" svg:x="18.481cm" svg:y="0.237cm">
          <draw:text-box>
            <text:p text:style-name="P5">Server 1</text:p>
          </draw:text-box>
        </draw:frame>
        <draw:connector draw:style-name="gr2" draw:text-style-name="P3" draw:layer="layout" svg:x1="19cm" svg:y1="2.2cm" svg:x2="7.9cm" svg:y2="6cm" draw:start-shape="id7" draw:start-glue-point="3" draw:end-shape="id8" draw:end-glue-point="0" svg:d="M19000 2200h-11100v3800">
          <text:p/>
        </draw:connector>
        <draw:custom-shape draw:style-name="gr8" draw:text-style-name="P2" xml:id="id10" draw:id="id10" draw:layer="layout" svg:width="4.4cm" svg:height="2.6cm" svg:x="22.8cm" svg:y="12.4cm">
          <text:p text:style-name="P2"><text:span text:style-name="T1">&lt;HTTP Session&gt;</text:span></text:p>
          <text:p text:style-name="P2"><text:span text:style-name="T1">token=</text:span><text:span text:style-name="T3">xxxx1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2" draw:text-style-name="P3" draw:layer="layout" svg:x1="22.4cm" svg:y1="9.6cm" svg:x2="25cm" svg:y2="12.4cm" draw:start-shape="id9" draw:start-glue-point="1" draw:end-shape="id10" draw:end-glue-point="5" svg:d="M22400 9600h2600v2800">
          <text:p/>
        </draw:connector>
        <draw:frame draw:style-name="gr9" draw:text-style-name="P4" draw:layer="layout" svg:width="4.719cm" svg:height="1.571cm" svg:x="22.4cm" svg:y="8.4cm">
          <draw:text-box>
            <text:p text:style-name="P4"><text:span text:style-name="T1">トークン発行＆</text:span></text:p>
            <text:p text:style-name="P4"><text:span text:style-name="T1">HTTP</text:span><text:span text:style-name="T1">セッションへ格納</text:span></text:p>
          </draw:text-box>
        </draw:frame>
        <draw:rect draw:style-name="gr1" draw:text-style-name="P1" xml:id="id13" draw:id="id13" draw:layer="layout" svg:width="3.4cm" svg:height="1.2cm" svg:x="19.4cm" svg:y="18cm">
          <text:p text:style-name="P1"><text:span text:style-name="T1">/ajax.servlet</text:span></text:p>
          <text:p text:style-name="P1"><text:span text:style-name="T1">#doPost</text:span></text:p>
        </draw:rect>
        <draw:custom-shape draw:style-name="gr8" draw:text-style-name="P2" xml:id="id11" draw:id="id11" draw:layer="layout" svg:width="4.4cm" svg:height="2.6cm" svg:x="22.8cm" svg:y="4.8cm">
          <text:p text:style-name="P2"><text:span text:style-name="T1">&lt;DB&gt;</text:span></text:p>
          <text:p text:style-name="P2"><text:span text:style-name="T1">投稿内容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2" draw:text-style-name="P3" draw:layer="layout" svg:x1="22.8cm" svg:y1="6.1cm" svg:x2="22.4cm" svg:y2="6.12cm" draw:start-shape="id11" draw:start-glue-point="6" draw:end-shape="id12" draw:end-glue-point="1" svg:d="M22800 6100h-200v20h-200">
          <text:p/>
        </draw:connector>
        <draw:frame draw:style-name="gr11" draw:text-style-name="P4" draw:layer="layout" svg:width="1.519cm" svg:height="1.52cm" svg:x="22.8cm" svg:y="17.88cm">
          <draw:text-box>
            <text:p text:style-name="P4"><text:span text:style-name="T1">投稿</text:span></text:p>
          </draw:text-box>
        </draw:frame>
        <draw:frame draw:style-name="gr13" draw:text-style-name="P4" draw:layer="layout" svg:width="7.4cm" svg:height="4cm" svg:x="11.5cm" svg:y="15.4cm">
          <draw:text-box>
            <text:p text:style-name="P4"><text:span text:style-name="T4">XHR</text:span><text:span text:style-name="T1"> /${context}/ajax.servlet</text:span></text:p>
            <text:p text:style-name="P4"><text:span text:style-name="T1">投稿</text:span></text:p>
            <text:p text:style-name="P4"><text:span text:style-name="T1">----------------------------------------</text:span></text:p>
            <text:p text:style-name="P4"><text:span text:style-name="T1">HTTP</text:span><text:span text:style-name="T1">メソッド</text:span><text:span text:style-name="T1"><text:tab/></text:span><text:span text:style-name="T1"><text:tab/></text:span><text:span text:style-name="T1">: POST</text:span></text:p>
            <text:p text:style-name="P4"><text:span text:style-name="T1">投稿内容</text:span><text:span text:style-name="T1"><text:tab/></text:span><text:span text:style-name="T1"><text:tab/></text:span><text:span text:style-name="T1">: msg</text:span></text:p>
            <text:p text:style-name="P4"><text:span text:style-name="T1">チェックトークン</text:span><text:span text:style-name="T1"><text:tab/></text:span><text:span text:style-name="T1">: </text:span><text:span text:style-name="T3">xxxx1</text:span></text:p>
          </draw:text-box>
        </draw:frame>
        <draw:frame draw:style-name="gr14" draw:text-style-name="P4" draw:layer="layout" svg:width="4.4cm" svg:height="4.955cm" svg:x="18.4cm" svg:y="11.845cm">
          <draw:text-box>
            <text:p text:style-name="P4"><text:span text:style-name="T1">トークンチェック</text:span></text:p>
            <text:p text:style-name="P4"><text:span text:style-name="T1">-------------------------</text:span></text:p>
            <text:p text:style-name="P4"><text:span text:style-name="T1">リクエストされたチェックトークンとセッション内のトークンを比較。</text:span></text:p>
            <text:p text:style-name="P4"><text:span text:style-name="T1">同じものであれば正常なリクエストとして、投稿処理を実施。</text:span></text:p>
            <text:p text:style-name="P4"><text:span text:style-name="T1">トークンは再利用不可のため、セッションから削除しておく</text:span></text:p>
          </draw:text-box>
        </draw:frame>
        <draw:line draw:style-name="gr3" draw:text-style-name="P3" draw:layer="layout" svg:x1="18.2cm" svg:y1="3.5cm" svg:x2="28cm" svg:y2="3.5cm">
          <text:p/>
        </draw:line>
        <draw:rect draw:style-name="gr1" draw:text-style-name="P2" xml:id="id7" draw:id="id7" draw:layer="layout" svg:width="3.4cm" svg:height="1.2cm" svg:x="19cm" svg:y="1.6cm">
          <text:p text:style-name="P2"><text:span text:style-name="T1">csrf2.html</text:span></text:p>
        </draw:rect>
        <draw:frame draw:style-name="gr6" draw:text-style-name="P4" draw:layer="layout" svg:width="8.919cm" svg:height="1.675cm" svg:x="2.281cm" svg:y="1.225cm">
          <draw:text-box>
            <text:p text:style-name="P4"><text:span text:style-name="T1">Request ${</text:span><text:span text:style-name="T1">とあるサーバー</text:span><text:span text:style-name="T1">}/csrf2.html</text:span></text:p>
          </draw:text-box>
        </draw:frame>
        <draw:rect draw:style-name="gr1" draw:text-style-name="P2" xml:id="id14" draw:id="id14" draw:layer="layout" svg:width="3.4cm" svg:height="1.2cm" svg:x="9.8cm" svg:y="7.8cm">
          <text:p text:style-name="P2"><text:span text:style-name="T1">onload</text:span></text:p>
        </draw:rect>
        <draw:rect draw:style-name="gr1" draw:text-style-name="P2" xml:id="id15" draw:id="id15" draw:layer="layout" svg:width="3.4cm" svg:height="1.2cm" svg:x="9.8cm" svg:y="9.4cm">
          <text:p text:style-name="P2"><text:span text:style-name="T1">form</text:span></text:p>
          <text:p text:style-name="P2"><text:span text:style-name="T1">submit</text:span></text:p>
        </draw:rect>
        <draw:rect draw:style-name="gr1" draw:text-style-name="P2" xml:id="id12" draw:id="id12" draw:layer="layout" svg:width="3.4cm" svg:height="1.2cm" svg:x="19cm" svg:y="5.52cm">
          <text:p text:style-name="P2"><text:span text:style-name="T1">index.jsp</text:span></text:p>
        </draw:rect>
        <draw:frame draw:style-name="gr7" draw:text-style-name="P4" draw:layer="layout" svg:width="4.719cm" svg:height="1.4cm" svg:x="15.481cm" svg:y="2.2cm">
          <draw:text-box>
            <text:p text:style-name="P4"><text:span text:style-name="T1">Response</text:span></text:p>
          </draw:text-box>
        </draw:frame>
        <draw:connector draw:style-name="gr2" draw:text-style-name="P3" draw:layer="layout" svg:x1="21.1cm" svg:y1="18cm" svg:x2="25cm" svg:y2="15cm" draw:start-shape="id13" draw:start-glue-point="0" draw:end-shape="id10" draw:end-glue-point="7" svg:d="M21100 18000v-1499h3900v-1501">
          <text:p/>
        </draw:connector>
        <draw:connector draw:style-name="gr2" draw:text-style-name="P3" draw:layer="layout" svg:x1="11.5cm" svg:y1="7.8cm" svg:x2="19cm" svg:y2="6.12cm" draw:start-shape="id14" draw:start-glue-point="0" draw:end-shape="id12" draw:end-glue-point="3" svg:d="M11500 7800v-1680h7500">
          <text:p/>
        </draw:connector>
        <draw:connector draw:style-name="gr2" draw:text-style-name="P3" draw:layer="layout" svg:x1="22.8cm" svg:y1="18.6cm" svg:x2="27.2cm" svg:y2="6.1cm" draw:start-shape="id13" draw:end-shape="id11" draw:end-glue-point="8" svg:d="M22800 18600h4902v-12500h-502">
          <text:p/>
        </draw:connector>
        <draw:connector draw:style-name="gr2" draw:text-style-name="P3" draw:layer="layout" svg:x1="11.5cm" svg:y1="10.6cm" svg:x2="19.4cm" svg:y2="18.6cm" draw:start-shape="id15" draw:start-glue-point="2" draw:end-shape="id13" draw:end-glue-point="3" svg:d="M11500 10600v8000h7900">
          <text:p/>
        </draw:connector>
        <draw:frame draw:style-name="gr5" draw:text-style-name="P5" draw:layer="layout" svg:width="3.919cm" svg:height="0.963cm" svg:x="18.481cm" svg:y="3.837cm">
          <draw:text-box>
            <text:p text:style-name="P5">Server 2</text:p>
          </draw:text-box>
        </draw:frame>
        <draw:connector draw:style-name="gr2" draw:text-style-name="P3" draw:layer="layout" svg:x1="13.2cm" svg:y1="8.4cm" svg:x2="19cm" svg:y2="9.6cm" draw:start-shape="id14" draw:start-glue-point="1" draw:end-shape="id9" draw:end-glue-point="3" svg:d="M13200 8400h2900v1200h2900">
          <text:p/>
        </draw:connector>
        <draw:connector draw:style-name="gr2" draw:text-style-name="P3" draw:layer="layout" svg:x1="19cm" svg:y1="6.12cm" svg:x2="11.5cm" svg:y2="7.8cm" draw:start-shape="id12" draw:start-glue-point="3" draw:end-shape="id14" draw:end-glue-point="0" svg:d="M19000 6120h-7500v1680">
          <text:p/>
        </draw:connector>
        <draw:connector draw:style-name="gr2" draw:text-style-name="P3" draw:layer="layout" svg:x1="19cm" svg:y1="9.6cm" svg:x2="13.2cm" svg:y2="8.4cm" draw:start-shape="id9" draw:start-glue-point="3" draw:end-shape="id14" draw:end-glue-point="1" svg:d="M19000 9600h-2900v-1200h-2900">
          <text:p/>
        </draw:connector>
        <draw:frame draw:style-name="gr16" draw:text-style-name="P4" draw:layer="layout" svg:width="7.4cm" svg:height="2.2cm" svg:x="11.8cm" svg:y="3.8cm">
          <draw:text-box>
            <text:p text:style-name="P4"><text:span text:style-name="T4">XHR</text:span><text:span text:style-name="T1"> /${context}/index.jsp</text:span></text:p>
            <text:p text:style-name="P4"><text:span text:style-name="T1">投稿内容取得</text:span></text:p>
            <text:p text:style-name="P4"><text:span text:style-name="T1">----------------------------------------</text:span></text:p>
            <text:p text:style-name="P4"><text:span text:style-name="T1">HTTP</text:span><text:span text:style-name="T1">メソッド</text:span><text:span text:style-name="T1"><text:tab/></text:span><text:span text:style-name="T1"><text:tab/></text:span><text:span text:style-name="T1">: GET</text:span></text:p>
          </draw:text-box>
        </draw:frame>
        <draw:frame draw:style-name="gr16" draw:text-style-name="P4" draw:layer="layout" svg:width="7.4cm" svg:height="2.2cm" svg:x="13.6cm" svg:y="9.8cm">
          <draw:text-box>
            <text:p text:style-name="P4"><text:span text:style-name="T4">XHR</text:span><text:span text:style-name="T1"> /${context}/ajax.servlet</text:span></text:p>
            <text:p text:style-name="P4"><text:span text:style-name="T1">トークン取得</text:span></text:p>
            <text:p text:style-name="P4"><text:span text:style-name="T1">----------------------------------------</text:span></text:p>
            <text:p text:style-name="P4"><text:span text:style-name="T1">HTTP</text:span><text:span text:style-name="T1">メソッド</text:span><text:span text:style-name="T1"><text:tab/></text:span><text:span text:style-name="T1"><text:tab/></text:span><text:span text:style-name="T1">: GET</text:span></text:p>
          </draw:text-box>
        </draw:frame>
        <draw:custom-shape draw:style-name="gr17" draw:text-style-name="P6" draw:layer="layout" svg:width="6cm" svg:height="1.4cm" svg:x="14cm" svg:y="6.8cm">
          <text:p text:style-name="P6"><text:span text:style-name="T3">XHR</text:span><text:span text:style-name="T3">のため、</text:span><text:span text:style-name="T3">allow-origin</text:span><text:span text:style-name="T3">が</text:span></text:p>
          <text:p text:style-name="P6"><text:span text:style-name="T3">ないと取得内容を利用できない</text:span></text:p>
          <draw:enhanced-geometry svg:viewBox="0 0 21600 21600" draw:text-areas="800 800 20800 20800" draw:mirror-horizontal="true" draw:type="round-rectangular-callout" draw:modifiers="7367.97200466589 13891.220556745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5" draw:layer="layout" svg:width="14.848cm" svg:height="11.136cm" svg:x="3.075cm" svg:y="2.257cm" draw:page-number="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ＭＳ Ｐ明朝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808080" draw:marker-start-width="0.2cm" draw:marker-start-center="false" draw:marker-end-width="0.2cm" draw:marker-end-center="false" draw:fill="solid" draw:fill-color="#cfe7f5" draw:textarea-horizontal-align="justify" draw:auto-grow-width="true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と線のない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2.741cm" svg:height="1.484cm" svg:x="3.186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3.203cm" svg:height="1.484cm" svg:x="14.841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2.593cm" svg:height="1.484cm" svg:x="3.26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1.975cm" svg:height="1.484cm" svg:x="15.455cm" svg:y="28.215cm" presentation:class="page-number">
        <draw:text-box>
          <text:p text:style-name="MP2"><text:page-number>&lt;番号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標準" style:page-layout-name="PM1" draw:style-name="Mdp1"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番号&gt;</text:page-number></text:p>
        </draw:text-box>
      </draw:frame>
      <presentation:notes style:page-layout-name="PM0"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番号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8-10-07T22:20:05.10</meta:creation-date>
    <meta:editing-duration>PT49M5S</meta:editing-duration>
    <meta:editing-cycles>33</meta:editing-cycles>
    <dc:date>2018-10-07T23:09:13.84</dc:date>
    <meta:generator>OpenOffice/4.1.3$Win32 OpenOffice.org_project/413m1$Build-9783</meta:generator>
    <meta:document-statistic meta:object-count="84"/>
  </office:meta>
</office:document-meta>
</file>